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ieldedClassLoaderManager.logDebug( ServletContext servletContext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Comparator.compare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ieldedClassLoaderManager.getClassLoader(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ieldedClassLoaderManager.createClassLoader( ClassLoader parent , ServletContext servlet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